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3.942cm" style:rel-column-width="15186*"/>
    </style:style>
    <style:style style:name="表1.B" style:family="table-column">
      <style:table-column-properties style:column-width="13.07cm" style:rel-column-width="503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26cm" style:rel-column-width="3567*"/>
    </style:style>
    <style:style style:name="表2.B" style:family="table-column">
      <style:table-column-properties style:column-width="16.087cm" style:rel-column-width="619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26cm" style:rel-column-width="3567*"/>
    </style:style>
    <style:style style:name="表3.B" style:family="table-column">
      <style:table-column-properties style:column-width="16.087cm" style:rel-column-width="6196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26cm" style:rel-column-width="3567*"/>
    </style:style>
    <style:style style:name="表7.B" style:family="table-column">
      <style:table-column-properties style:column-width="16.087cm" style:rel-column-width="619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26cm" style:rel-column-width="3567*"/>
    </style:style>
    <style:style style:name="表9.B" style:family="table-column">
      <style:table-column-properties style:column-width="16.087cm" style:rel-column-width="619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26cm" style:rel-column-width="3567*"/>
    </style:style>
    <style:style style:name="表8.B" style:family="table-column">
      <style:table-column-properties style:column-width="16.087cm" style:rel-column-width="619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26cm" style:rel-column-width="3567*"/>
    </style:style>
    <style:style style:name="表10.B" style:family="table-column">
      <style:table-column-properties style:column-width="16.087cm" style:rel-column-width="619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26cm" style:rel-column-width="3567*"/>
    </style:style>
    <style:style style:name="表11.B" style:family="table-column">
      <style:table-column-properties style:column-width="16.087cm" style:rel-column-width="619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26cm" style:rel-column-width="3567*"/>
    </style:style>
    <style:style style:name="表12.B" style:family="table-column">
      <style:table-column-properties style:column-width="16.087cm" style:rel-column-width="619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26cm" style:rel-column-width="3567*"/>
    </style:style>
    <style:style style:name="表4.B" style:family="table-column">
      <style:table-column-properties style:column-width="16.087cm" style:rel-column-width="619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26cm" style:rel-column-width="3567*"/>
    </style:style>
    <style:style style:name="表6.B" style:family="table-column">
      <style:table-column-properties style:column-width="16.087cm" style:rel-column-width="619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26cm" style:rel-column-width="3567*"/>
    </style:style>
    <style:style style:name="表13.B" style:family="table-column">
      <style:table-column-properties style:column-width="16.087cm" style:rel-column-width="619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26cm" style:rel-column-width="3567*"/>
    </style:style>
    <style:style style:name="表14.B" style:family="table-column">
      <style:table-column-properties style:column-width="16.087cm" style:rel-column-width="619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ext_20_body" style:list-style-name="L11">
      <style:paragraph-properties fo:line-height="150%"/>
      <style:text-properties style:font-name="Arial" fo:font-size="16p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9" style:family="paragraph" style:parent-style-name="Table_20_Contents" style:list-style-name="L8">
      <style:text-properties style:font-name="Arial" fo:font-size="16pt" style:font-name-asian="Arial" style:font-size-asian="16pt" style:font-size-complex="16pt"/>
    </style:style>
    <style:style style:name="P30" style:family="paragraph" style:parent-style-name="Table_20_Contents">
      <style:text-properties fo:font-size="14pt" style:font-size-asian="14pt" style:font-size-complex="14pt"/>
    </style:style>
    <style:style style:name="P31" style:family="paragraph" style:parent-style-name="Table_20_Contents" style:list-style-name="L9">
      <style:text-properties fo:font-size="14pt" style:font-size-asian="14pt" style:font-size-complex="14pt"/>
    </style:style>
    <style:style style:name="P32" style:family="paragraph" style:parent-style-name="Table_20_Contents" style:list-style-name="L12">
      <style:text-properties fo:font-size="14pt" style:font-size-asian="14pt" style:font-size-complex="14pt"/>
    </style:style>
    <style:style style:name="P33" style:family="paragraph" style:parent-style-name="Table_20_Contents">
      <style:paragraph-properties fo:background-color="#ccff00">
        <style:background-image/>
      </style:paragraph-properties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ff3333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background-color="#ccff66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ffcccc"/>
    </style:style>
    <style:style style:name="T16" style:family="text">
      <style:text-properties fo:background-color="#66ffff"/>
    </style:style>
    <style:style style:name="T17" style:family="text">
      <style:text-properties fo:background-color="#cc99ff"/>
    </style:style>
    <style:style style:name="T18" style:family="text">
      <style:text-properties style:language-asian="ja" style:country-asian="JP"/>
    </style:style>
    <style:style style:name="T19" style:family="text">
      <style:text-properties fo:font-style="normal" fo:font-weight="normal" fo:background-color="transparent"/>
    </style:style>
    <style:style style:name="T20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5">44#14.1_X</text:span><text:span text:style-name="T4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1">#_ </text:span></text:p>
      <text:list xml:id="list2938446970200973025" text:style-name="L1">
        <text:list-item>
          <text:p text:style-name="P18">REVIEW </text:p>
        </text:list-item>
        <text:list-item>
          <text:p text:style-name="P18">TASK-1</text:p>
        </text:list-item>
      </text:list>
      <text:p text:style-name="P1">[next]</text:p>
      <text:list xml:id="list1102259195234587311" text:style-name="L2">
        <text:list-item>
          <text:p text:style-name="P19">TASK</text:p>
          <text:list>
            <text:list-item>
              <text:p text:style-name="P19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5">44#14.1_1</text:span><text:span text:style-name="T4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1">#_ </text:span></text:p>
      <text:list xml:id="list6050232490547351615" text:style-name="L3">
        <text:list-item>
          <text:p text:style-name="P26"><text:span text:style-name="T4">observe ==&gt; spreadsheet → C:\WORKS_2\WS\WS_Others.JVEMV6\JVEMV6\44_currency</text:span><text:soft-page-break/><text:span text:style-name="T4">\10_prog-php\2_tester\log_JVE_44_13_53.[session-1~].ods</text:span></text:p>
          <text:list>
            <text:list-item>
              <text:p text:style-name="P20">“1_5”</text:p>
            </text:list-item>
          </text:list>
        </text:list-item>
      </text:list>
      <text:p text:style-name="P1"/>
      <text:p text:style-name="P1">[next]</text:p>
      <text:list xml:id="list2696182193593696869" text:style-name="L4">
        <text:list-item>
          <text:p text:style-name="P21">==&gt; see memo</text:p>
        </text:list-item>
      </text:list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[3] res free# JVEMV6 44#14.1_X / 44. currency / 14. OBS-DP / 1. start / 20201222_001404</text:p>
      <text:p text:style-name="P1"/>
      <text:p text:style-name="P1">[do] <text:span text:style-name="T1">#_ 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4">open</text:p>
          </table:table-cell>
          <table:table-cell table:style-name="表1.B1" office:value-type="string">
            <text:p text:style-name="P1">C:\WORKS_2\WS\WS_Others.JVEMV6\JVEMV6\44_currency\10_prog-php\2_tester\log_JVE_44_13_53.[session-1~].ods</text:p>
          </table:table-cell>
        </table:table-row>
        <table:table-row>
          <table:table-cell table:style-name="表1.A2" office:value-type="string">
            <text:p text:style-name="P14">new stats</text:p>
          </table:table-cell>
          <table:table-cell table:style-name="表1.B2" office:value-type="string">
            <text:p text:style-name="P14">tab <text:span text:style-name="T6">“1-5_3” ==&gt; prev 10 bars, for each bar, ratio of ups/downs </text:span><text:span text:style-name="T7">::DROP==&gt;to-next-session</text:span><text:span text:style-name="T6"> </text:span>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</table:table>
      <text:p text:style-name="P1"/>
      <text:p text:style-name="P1">[next]</text:p>
      <text:p text:style-name="P1"><text:line-break/><text:span text:style-name="T9">[/ XXX] </text:span></text:p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<text:soft-page-break/>[4] res free# JVEMV6 44#14.1_X / 44. currency / 14. OBS-DP / 1. start / 20210106_174226</text:p>
      <text:p text:style-name="P1"/>
      <text:p text:style-name="P1">[do] <text:span text:style-name="T1">#_ </text:span></text:p>
      <text:list xml:id="list1159126136170548514" text:style-name="L5">
        <text:list-item>
          <text:p text:style-name="P22">see memo ==&gt; <text:a xlink:type="simple" xlink:href="http://benfranklin.chips.jp/cake_apps/Cake_IFM11/images/view/45806" text:style-name="Internet_20_link" text:visited-style-name="Visited_20_Internet_20_Link">http://benfranklin.chips.jp/cake_apps/Cake_IFM11/images/view/45806</text:a>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4"/>
          </table:table-cell>
          <table:table-cell table:style-name="表2.B1" office:value-type="string">
            <text:p text:style-name="P1">gen ==&gt; consolidated list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311\20201204_100615[eap-2.id-1].[AUDJPY-5].dir</text:span>&amp;param_Fname_File_Tickets_Data=<text:span text:style-name="T15">[ea-4_tester-1].(20201204_100615).(tickets-data).log</text:span>&amp;param_Fname_File_Statement=<text:span text:style-name="T16">DetailedStatement.[a-j,m5,ea-7].[20201228_221141].</text:span><text:soft-page-break/><text:span text:style-name="T16">[id=20120311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311\20201204_100615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669\20201204_100529[eap-2.id-1].[AUDJPY-5].dir</text:span>&amp;param_Fname_File_Tickets_Data=<text:span text:style-name="T15">[ea-4_tester-1].(20201204_100529).(tickets-data).log</text:span>&amp;param_Fname_File_Statement=<text:span text:style-name="T16">DetailedStatement.[a-j,m5,buy].[20201228_220257].[id=20120669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669\20201204_10052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</table:table>
      <text:p text:style-name="P1"/>
      <text:p text:style-name="P1">[next]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4"/>
          </table:table-cell>
          <table:table-cell table:style-name="表3.B1" office:value-type="string">
            <text:p text:style-name="P15">copy data ==&gt; to sheet ---&gt; DUP the existing file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15">C:\WORKS_2\WS\WS_Others.JVEMV6\JVEMV6\44_currency\10_prog-php\2_tester\log_JVE_44_13_53.[session-1~].ods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1"/>
      <text:p text:style-name="P1"/>
      <text:p text:style-name="P6"><text:span text:style-name="T5">44#14.1_4</text:span><text:span text:style-name="T4">---------------------------------------------------------------------------</text:span></text:p>
      <text:p text:style-name="P7">[5] res free# JVEMV6 44#14.1_X / 44. currency / 14. OBS-DP / 1. start / 20210106_174226</text:p>
      <text:p text:style-name="P1"/>
      <text:p text:style-name="P3"><text:soft-page-break/></text:p>
      <text:p text:style-name="P1"/>
      <text:p text:style-name="P6"><text:span text:style-name="T5">44#14.1_4</text:span><text:span text:style-name="T4">---------------------------------------------------------------------------</text:span></text:p>
      <text:p text:style-name="P7">[5] res free# JVEMV6 44#14.1_X / 44. currency / 14. OBS-DP / 1. start / 20210205_125230</text:p>
      <text:p text:style-name="P1"/>
      <text:p text:style-name="P1">[do] <text:span text:style-name="T1">#_ </text:span></text:p>
      <text:list xml:id="list7595353998436654087" text:style-name="L6">
        <text:list-item>
          <text:p text:style-name="P23"/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/>
          </table:table-cell>
          <table:table-cell table:style-name="表7.B1" office:value-type="string">
            <text:p text:style-name="P1">gen ==&gt; consolidated list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/>
          </table:table-cell>
        </table:table-row>
      </table:table>
      <text:list xml:id="list830304126906369064" text:style-name="L7">
        <text:list-item>
          <text:p text:style-name="P24">TASK-1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"/>
          </table:table-cell>
          <table:table-cell table:style-name="表9.B1" office:value-type="string">
            <text:p text:style-name="P14">“[ea-4_tester-1].(20200507_140530).(combined-data).(20210205_130010_934175).dat” ==&gt; <text:span text:style-name="T18">列のタイトル。 → stops at “Close.-12”. no “Close.-13” and further</text:span></text:p>
          </table:table-cell>
        </table:table-row>
        <text:soft-page-break/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//fix:20210205_130835 (app\Controller\FxUtilitiesController.php)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interim test : //test:20210205_131404 ==&gt; OK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CODING ::[20210205_131519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TEST : //test:20210205_131639 ==&gt; </text:p>
            <text:list xml:id="list4884986735738659141" text:style-name="L8">
              <text:list-item>
                <text:p text:style-name="P29">dat file ==&gt; gen-ed</text:p>
              </text:list-item>
              <text:list-item>
                <text:p text:style-name="P29">C/P to sheet ==&gt; log_JVE_44_14.1.[session-5~].ods</text:p>
                <text:list>
                  <text:list-item>
                    <text:p text:style-name="P29">==&gt; PROBLEM : “Force.-XX” → not using the “$i” var</text:p>
                  </text:list-item>
                  <text:list-item>
                    <text:p text:style-name="P29">FIX ==&gt; OK ::]20210205_133135</text:p>
                  </text:list-item>
                </text:list>
              </text:list-item>
            </text:list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/>
          </table:table-cell>
        </table:table-row>
      </table:table>
      <text:list xml:id="list37727389" text:continue-list="list830304126906369064" text:style-name="L7">
        <text:list-item>
          <text:list>
            <text:list-item>
              <text:p text:style-name="P24"/>
            </text:list-item>
          </text:list>
        </text:list-item>
      </text:list>
      <text:p text:style-name="P1">[next]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"/>
          </table:table-cell>
          <table:table-cell table:style-name="表8.B1" office:value-type="string">
            <text:p text:style-name="P15">combined list ==&gt; stats data, also generate</text:p>
            <text:list xml:id="list3613130763707389302" text:style-name="L9">
              <text:list-item>
                <text:p text:style-name="P31">loss and profit. total : value-wise, num-of-cases-wise</text:p>
              </text:list-item>
              <text:list-item>
                <text:p text:style-name="P31">loss and profit. total : BB-loc-based</text:p>
              </text:list-item>
            </text:list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15"/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3"/>
      <text:p text:style-name="P7">44#14.1_5<text:span text:style-name="T19">---------------------------------------------------------------------------</text:span></text:p>
      <text:p text:style-name="P7">[6] res free# JVEMV6 44#14.1_X / 44. currency / 14. OBS-DP / 1. start / 20210207_172825</text:p>
      <text:p text:style-name="P1"/>
      <text:p text:style-name="P1">[do] <text:span text:style-name="T1">#_ </text:span></text:p>
      <text:list xml:id="list4064952110402226500" text:style-name="L10">
        <text:list-item>
          <text:p text:style-name="P25"/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4"/>
          </table:table-cell>
          <table:table-cell table:style-name="表10.B1" office:value-type="string">
            <text:p text:style-name="P1">gen ==&gt; consolidated list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">"C:\\WORKS_2\\WS\\WS_Others.JVEMV6\\JVEMV6\\44_curre<text:soft-page-break/>ncy\\10_prog-php\\tasks-26_manual.dummy.odt"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/>
          </table:table-cell>
        </table:table-row>
      </table:table>
      <text:p text:style-name="P1"/>
      <text:p text:style-name="P1">[do] <text:span text:style-name="T1">#_ </text:span>TASK-1 <text:s text:c="2"/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4"/>
          </table:table-cell>
          <table:table-cell table:style-name="表11.B1" office:value-type="string">
            <text:p text:style-name="P15">util_3__Gen_Trading_Result_List</text:p>
            <text:p text:style-name="P15">//marker:20210207_173232</text:p>
          </table:table-cell>
        </table:table-row>
        <table:table-row>
          <table:table-cell table:style-name="表11.A2" office:value-type="string">
            <text:p text:style-name="P14"/>
          </table:table-cell>
          <table:table-cell table:style-name="表11.B2" office:value-type="string">
            <text:p text:style-name="P15">util_3__Gen_Trading_Result_List__Gen_Stats</text:p>
            <text:p text:style-name="P15">//head:20200924_115457</text:p>
            <text:list xml:id="list3537324239996858315" text:style-name="L12">
              <text:list-item>
                <text:p text:style-name="P32">coding : 1. loss and profit. total : num-of-cases-wise</text:p>
              </text:list-item>
              <text:list-item>
                <text:p text:style-name="P32">test : [ea-4_tester-1].(20200507_140530).(combined-data).(20210207_173735_438323).dat (C:\Users\iwabuchiken\AppData\Roaming\MetaQuotes\Terminal\34B08C83A5AAE27A4079DE708E60511E\MQL4\Files\Logs\id_20120454\20201204_100549[eap-2.id-1].[AUDJPY-5].dir)</text:p>
                <text:list>
                  <text:list-item>
                    <text:p text:style-name="P32">C/P to → log_JVE_44_14.1.[session-5~].ods (C:\WORKS_2\WS\WS_Others.JVEMV6\JVEMV6\44_currency\10_prog-php\2_tester)</text:p>
                    <text:list>
                      <text:list-item>
                        <text:p text:style-name="P32">sheet : “2”</text:p>
                      </text:list-item>
                    </text:list>
                  </text:list-item>
                </text:list>
              </text:list-item>
            </text:list>
            <text:p text:style-name="P33">==&gt; OK</text:p>
          </table:table-cell>
        </table:table-row>
        <table:table-row>
          <table:table-cell table:style-name="表11.A2" office:value-type="string">
            <text:p text:style-name="P14"/>
          </table:table-cell>
          <table:table-cell table:style-name="表11.B2" office:value-type="string">
            <text:p text:style-name="P15">coding : loss and profit. total : value-wise</text:p>
            <text:p text:style-name="P15">//next:20210207_174556</text:p>
            <text:p text:style-name="P15"/>
          </table:table-cell>
        </table:table-row>
      </table:table>
      <text:p text:style-name="P1"/>
      <text:p text:style-name="P1"><text:soft-page-break/>[next]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4"/>
          </table:table-cell>
          <table:table-cell table:style-name="表12.B1" office:value-type="string">
            <text:p text:style-name="P15">coding : loss and profit. total : value-wise</text:p>
            <text:p text:style-name="P15">//next:20210207_174556</text:p>
          </table:table-cell>
        </table:table-row>
        <table:table-row>
          <table:table-cell table:style-name="表12.A2" office:value-type="string">
            <text:p text:style-name="P14"/>
          </table:table-cell>
          <table:table-cell table:style-name="表12.B2" office:value-type="string">
            <text:p text:style-name="P15"/>
          </table:table-cell>
        </table:table-row>
      </table:table>
      <text:p text:style-name="P1"><text:line-break/><text:span text:style-name="T9">[/ XXX] 20210207_174620</text:span></text:p>
      <text:p text:style-name="P1"/>
      <text:p text:style-name="P1"><text:span text:style-name="T20">@@@</text:span></text:p>
      <text:p text:style-name="P7">44#14.1_6<text:span text:style-name="T19">---------------------------------------------------------------------------</text:span></text:p>
      <text:p text:style-name="P7">[7] res free# JVEMV6 44#14.1_X / 44. currency / 14. OBS-DP / 1. start / XXX</text:p>
      <text:p text:style-name="P1"/>
      <text:p text:style-name="P1">[do] <text:span text:style-name="T1">#_ 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4"/>
          </table:table-cell>
          <table:table-cell table:style-name="表13.B1" office:value-type="string">
            <text:p text:style-name="P15"/>
          </table:table-cell>
        </table:table-row>
        <table:table-row>
          <table:table-cell table:style-name="表13.A2" office:value-type="string">
            <text:p text:style-name="P14"/>
          </table:table-cell>
          <table:table-cell table:style-name="表13.B2" office:value-type="string">
            <text:p text:style-name="P15"/>
          </table:table-cell>
        </table:table-row>
        <table:table-row>
          <table:table-cell table:style-name="表13.A2" office:value-type="string">
            <text:p text:style-name="P14"/>
          </table:table-cell>
          <table:table-cell table:style-name="表13.B2" office:value-type="string">
            <text:p text:style-name="P15"/>
          </table:table-cell>
        </table:table-row>
      </table:table>
      <text:p text:style-name="P1"/>
      <text:p text:style-name="P1">[next]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4"/>
          </table:table-cell>
          <table:table-cell table:style-name="表14.B1" office:value-type="string">
            <text:p text:style-name="P15"/>
          </table:table-cell>
        </table:table-row>
        <table:table-row>
          <table:table-cell table:style-name="表14.A2" office:value-type="string">
            <text:p text:style-name="P14"/>
          </table:table-cell>
          <table:table-cell table:style-name="表14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1"/>
      <text:p text:style-name="P1">------------------------------------------------ [TEMPLATE] 20191224_144528</text:p>
      <text:p text:style-name="P1"><text:span text:style-name="T8">XX</text:span>---------------------------------------------------------------------------</text:p>
      <text:p text:style-name="P8"><text:soft-page-break/>res free# JVEMV6 44#10.2_XX / 44. currency / 10. prog-php / 2. tester / <text:s/>XXXX</text:p>
      <text:p text:style-name="P1"/>
      <text:p text:style-name="P1">[do] <text:span text:style-name="T1">#_ 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"/>
          </table:table-cell>
          <table:table-cell table:style-name="表4.B1" office:value-type="string">
            <text:p text:style-name="P15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15"/>
          </table:table-cell>
        </table:table-row>
      </table:table>
      <text:p text:style-name="P1"/>
      <text:p text:style-name="P1">[next]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/>
          </table:table-cell>
          <table:table-cell table:style-name="表6.B1" office:value-type="string">
            <text:p text:style-name="P15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5"/>
          </table:table-cell>
        </table:table-row>
      </table:table>
      <text:p text:style-name="P4"><text:line-break/><text:span text:style-name="T9">[/ XXX] </text:span></text:p>
      <text:p text:style-name="P9"/>
      <text:p text:style-name="P9"/>
      <text:p text:style-name="P9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3">###</text:p>
          </table:table-cell>
          <table:covered-table-cell/>
        </table:table-row>
        <table:table-row>
          <table:table-cell table:style-name="表5.A2" office:value-type="float" office:value="1">
            <text:p text:style-name="P12">1</text:p>
          </table:table-cell>
          <table:table-cell table:style-name="表5.B2" office:value-type="string">
            <text:p text:style-name="P11"><office:annotation office:name="__Annotation__8900_5646382082"><dc:creator>iwabuchi ken</dc:creator><dc:date>2020-06-18T17:30:51.08</dc:date><text:p text:style-name="P34"><text:span text:style-name="T21">https://stackoverflow.com/questions/357315/get-list-of-passed-arguments-in-windows-batch-script-bat</text:span></text:p></office:annotation><text:span text:style-name="T11">C:</text:span><office:annotation-end office:name="__Annotation__8900_5646382082"/><text:span text:style-name="T11">\WORKS_2\WS\WS_Others.JVEMV6\JVEMV6\44_currency\10_prog-php\2_tester\end_all_cake.bat <text:s text:c="8"/></text:span><text:span text:style-name="T12"><text:s text:c="4"/></text:span><text:s text:c="40"/><text:span text:style-name="T3">[6] res free# JVEMV6 44#14.1_X / 44. currency / 14. OBS-DP / 1. start / 20210207_172825</text:span>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<office:annotation office:name="__Annotation__8900_56463820813"><dc:creator>iwabuchi ken</dc:creator><dc:date>2020-06-18T17:30:51.33</dc:date><text:p text:style-name="P34"><text:span text:style-name="T21">https://stackoverflow.com/questions/357315/get-list-of-passed-arguments-in-windows-batch-script-bat</text:span></text:p></office:annotation><text:span text:style-name="T11">C:</text:span><office:annotation-end office:name="__Annotation__8900_56463820813"/><text:span text:style-name="T11">\WORKS_2\WS\WS_Others.JVEMV6\JVEMV6\44_currency\10_prog-php\2_tester\end_all_mt4.bat <text:s text:c="55"/></text:span><text:span text:style-name="T2">[6] res free# JVEMV6 44#14.1_X / 44. currency / 14. OBS-DP / 1. start / 20210207_172825</text:span>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<office:annotation office:name="__Annotation__8900_564638208111"><dc:creator>iwabuchi ken</dc:creator><dc:date>2020-06-18T17:30:51.33</dc:date><text:p text:style-name="P34"><text:span text:style-name="T21">https://stackoverflow.com/questions/357315/get-list-of-passed-arguments-in-windows-batch-script-bat</text:span></text:p></office:annotation><text:span text:style-name="T10">C:</text:span><office:annotation-end office:name="__Annotation__8900_564638208111"/><text:span text:style-name="T10">\WORKS_2\WS\WS_Others.JVEMV6\JVEMV6\44_currency\10_prog-php\2_tester\end_all_jve.bat</text:span> <text:s text:c="50"/><text:span text:style-name="T3">[6] res free# JVEMV6 44#14.1_X / 44. currency / 14. OBS-DP / 1. start / 20210207_172825</text:span></text:p>
          </table:table-cell>
        </table:table-row>
        <text:soft-page-break/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<office:annotation office:name="__Annotation__8900_564638208121"><dc:creator>iwabuchi ken</dc:creator><dc:date>2020-06-18T17:30:51.33</dc:date><text:p text:style-name="P34"><text:span text:style-name="T21">https://stackoverflow.com/questions/357315/get-list-of-passed-arguments-in-windows-batch-script-bat</text:span></text:p></office:annotation><text:span text:style-name="T10">C:</text:span><office:annotation-end office:name="__Annotation__8900_564638208121"/><text:span text:style-name="T10">\WORKS_2\WS\WS_Others.JVEMV6\JVEMV6\44_currency\10_prog-php\2_tester\end_all_apps.bat</text:span> <text:span text:style-name="T2">[6] res free# JVEMV6 44#14.1_X / 44. currency / 14. OBS-DP / 1. start / 20210207_172825</text:span></text:p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0"/>
          </table:table-cell>
        </table:table-row>
      </table:table>
      <text:list xml:id="list3126555264066952753" text:style-name="L11">
        <text:list-item>
          <text:p text:style-name="P16"/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1-02-07T17:49:44.30</dc:date>
    <dc:creator>iwabuchi ken</dc:creator>
    <meta:editing-duration>P12DT18H24M19S</meta:editing-duration>
    <meta:editing-cycles>2158</meta:editing-cycles>
    <meta:generator>OpenOffice/4.1.3$Win32 OpenOffice.org_project/413m1$Build-9783</meta:generator>
    <meta:document-statistic meta:table-count="14" meta:image-count="0" meta:object-count="0" meta:page-count="10" meta:paragraph-count="111" meta:word-count="497" meta:character-count="9088"/>
  </office:meta>
</office:document-meta>
</file>